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paragraph-rsid="00056767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56767" officeooo:paragraph-rsid="00056767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5e5da" officeooo:paragraph-rsid="0005e5da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73f80" officeooo:paragraph-rsid="00073f80" style:font-name-asian="Courier New" style:font-size-asian="10pt" style:font-name-complex="Liberation Mono" style:font-size-complex="10pt"/>
    </style:style>
    <style:style style:name="P5" style:family="paragraph" style:parent-style-name="Standard">
      <style:text-properties officeooo:paragraph-rsid="00056767"/>
    </style:style>
    <style:style style:name="P6" style:family="paragraph" style:parent-style-name="Preformatted_20_Text">
      <style:text-properties officeooo:paragraph-rsid="00056767"/>
    </style:style>
    <style:style style:name="P7" style:family="paragraph" style:parent-style-name="Table_20_Contents" style:list-style-name="L1">
      <style:text-properties style:font-name="Liberation Mono" fo:font-size="10pt" officeooo:rsid="00056767" officeooo:paragraph-rsid="00056767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2">
      <style:text-properties style:font-name="Liberation Mono" fo:font-size="10pt" officeooo:rsid="00056767" officeooo:paragraph-rsid="00056767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56767" officeooo:paragraph-rsid="00082653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paragraph-rsid="00056767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05e5da" officeooo:paragraph-rsid="00082653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073f80" officeooo:paragraph-rsid="00082653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paragraph-rsid="00073f80" style:font-name-asian="Courier New" style:font-size-asian="10pt" style:font-name-complex="Liberation Mono" style:font-size-complex="10pt"/>
    </style:style>
    <style:style style:name="T1" style:family="text">
      <style:text-properties officeooo:rsid="00073f80"/>
    </style:style>
    <style:style style:name="T2" style:family="text">
      <style:text-properties officeooo:rsid="000826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45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Edit Multimedia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Main UI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DM needs to be able to edit associated multimedia (sounds / images) that relate do entities persisted in the database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<text:s text:c="3"/>1. The multimedia is clicked on</text:p>
            <text:p text:style-name="P9"><text:s text:c="3"/>2. The edit multimedia (sound or image) hotkey gets </text:p>
            <text:p text:style-name="P9"><text:s text:c="6"/>pushed</text:p>
            <text:p text:style-name="P9"><text:s text:c="3"/>3. A multimedia file gets dragged onto the location </text:p>
            <text:p text:style-name="P9"><text:s text:c="6"/>that we wish to place it in the application</text:p>
            <text:p text:style-name="P2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><text:s text:c="3"/>2. Co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1128514709599003815" text:style-name="L1">
              <text:list-item>
                <text:p text:style-name="P7">A multimedia file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8607227834309980123" text:style-name="L2">
              <text:list-item>
                <text:p text:style-name="P8">An error screen if something went wrong</text:p>
              </text:list-item>
              <text:list-item>
                <text:p text:style-name="P8"><text:span text:style-name="T2">Persistence</text:span> to the database &amp; small non intrusive visual Q that shows that it worked</text:p>
                <text:p text:style-name="P8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9"><text:s text:c="3"/>1. The multimedia edit (either the image itself, or the </text:p>
            <text:p text:style-name="P9"><text:s text:c="6"/>sound button) is clicked on</text:p>
            <text:p text:style-name="P9"><text:s text:c="3"/>2. A file selector opens up to select a file that will </text:p>
            <text:p text:style-name="P9"><text:s text:c="6"/>be the multimedia</text:p>
            <text:p text:style-name="P11"><text:s/>2.5. If the multimedia is unsupported then an error </text:p>
            <text:p text:style-name="P11"><text:s text:c="6"/>msg <text:span text:style-name="T2">i</text:span>s displayed</text:p>
            <text:p text:style-name="P11"><text:s text:c="3"/>3. If absolute file location is checked then the </text:p>
            <text:p text:style-name="P11"><text:s text:c="6"/>multimedia location gets saved to the database</text:p>
            <text:p text:style-name="P11"><text:s/>3.5. Else the file gets moved into the relative file </text:p>
            <text:p text:style-name="P11"><text:s text:c="6"/>storage zone, and the database saves this new </text:p>
            <text:p text:style-name="P11"><text:s text:c="6"/>location with the relative string <text:span text:style-name="T1">'|'</text:span> </text:p>
            <text:p text:style-name="P3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2"><text:s text:c="3"/>1. A multimedia object gets dragged onto the tab where</text:p>
            <text:p text:style-name="P12"><text:s text:c="6"/>a multimedia can be associated</text:p>
            <text:p text:style-name="P4"><text:s text:c="3"/>2. The app attempts to add the multimedia to the entity</text:p>
            <text:p text:style-name="P4"><text:s/>2.5. <text:span text:style-name="T2">I</text:span>f <text:span text:style-name="T2">unsuccessful</text:span> an error msg pops up</text:p>
            <text:p text:style-name="P13"><text:span text:style-name="T1"><text:s text:c="3"/>3. The app persists the file based on the settings</text:span></text:p>
            <text:p text:style-name="P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17:01.220000000</dc:date>
    <meta:editing-duration>PT16M52S</meta:editing-duration>
    <meta:editing-cycles>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43" meta:word-count="240" meta:character-count="1401" meta:non-whitespace-character-count="1108"/>
  </office:meta>
</office:document-meta>
</file>